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C - <text:s/><text:tab/>preparatoare, minim 2 carti</text:p>
      <text:p text:style-name="Standard"><text:tab/>1D/1H/2C/2D/2H sunt transferuri; diferenta dintre 2H si 1H urmata de 2S e ca 2S nu promite neaparat 6 carti (ar trebui sa aiba daca nu primeste fit de 3) si e constructiv; implicit transferurile la tr 2 sunt slabe (subconstructive) sau GF cu culoare f buna (poate fi mai lunga de 6)</text:p>
      <text:p text:style-name="Standard"><text:tab/>1S neaga majora in 4 si arata maini constructive cu C/D sau maini invitante cu D, maini invitante/GF fara culoare in 5 (sau M4) sa</text:p>
      <text:p text:style-name="Standard"><text:tab/>2S e min inv cu 5C si 2N e min inv cu 5C+5D</text:p>
      <text:p text:style-name="Standard">3C e slab</text:p>
      <text:p text:style-name="Standard">3D/3H/3S arata fit de trefla si single/manque in culoare</text:p>
      <text:p text:style-name="Standard">3N e vreo 13-15(16) de joc, CU stopuri in majore</text:p>
      <text:p text:style-name="Standard">1C-1N e 5-5 major,fie subinvitant, fie GF</text:p>
      <text:p text:style-name="Standard"/>
      <text:p text:style-name="Standard">1D – minim 4 carti, jucam natural; 1D-2C e inv+ cu 5 carti sau GF cu 4; 1D-2D e inverted minor</text:p>
      <text:p text:style-name="Standard"/>
      <text:p text:style-name="Standard">1H arata 5 carti; 1N e forcing; 2N/3C/3D/3H sunt descending Bergen; 3S si 4m sunt splintere; 3N ARATA fit de 5 carti cu ceva pe langa (un A exterior), 4H e fit de 5 fara ceva pe langa; 2C si 2D sunt GF; 2H e 8-10 pct; 2S e slab cu pica; la 3C citeste ce i-am scris Ancai (poate fi inv cu 3 carti, sunt dezvoltari; la fel si la 3D)</text:p>
      <text:p text:style-name="Standard"/>
      <text:p text:style-name="Standard">1S arata 5 carti; 1N e F1; 2N/3C/3D/3S/3N ca la desch de 1H; 4C/D/H sunt splintere; 2C/D/H sunt GF; 3H e inv cu 6 cupe bune; 1S-1N-2C/D/S-3H e inv cu 6 cupe proaste</text:p>
      <text:p text:style-name="Standard"/>
      <text:p text:style-name="Standard">1X-1Y-1Z-2C e trsf la 2D, fie inv, fie de pas, fie ceva maini mega-speciale cu care sari</text:p>
      <text:p text:style-name="Standard">1X-1Y-1Z-2D e GF absolut</text:p>
      <text:p text:style-name="Standard">1X-1Y-1Z-2N e inv fara 5 in majora licitata</text:p>
      <text:p text:style-name="Standard">1C-1S-1N-2M e inv+, aici nu se aplica XYZ</text:p>
      <text:p text:style-name="Standard"/>
      <text:p text:style-name="Standard"/>
      <text:p text:style-name="Standard">1N e ce e scris acolo; cateva schimbari:</text:p>
      <text:p text:style-name="Standard">a.) 1N-4C arata 6 cupe; dechidentul liciteaza 4H daca vrea sa joace (sa ia atacul) sau 4D daca vrea sa joace repondentul</text:p>
      <text:p text:style-name="Standard">1N-4D <text:s/>e cam la fel, dar cu pici</text:p>
      <text:p text:style-name="Standard">b.) 1N-4H e slam-invite cu trefle, fara scurtime</text:p>
      <text:p text:style-name="Standard">la fel 1N-4S, dar cu D</text:p>
      <text:list xml:id="list6106758593364553749" text:style-name="L1">
        <text:list-item>
          <text:p text:style-name="P1">1N-2S e range-ask sau trsf la trefle; daca repondtul lciteaza o culoare noua, e scurt acolo si GF cu trefle</text:p>
        </text:list-item>
        <text:list-item>
          <text:p text:style-name="P1">1N-2D e sign-off pe caro sau bicolor inor slab; deschidentul liciteaza 3C cu trefle mai bune sau indifenret; 3D daca vrea pe caro; <text:s/>daca repondtul lciteaza o culoare noua, e scurt acolo si GF cu carale</text:p>
          <text:p text:style-name="P1">d.)1N-3D e minim inv cu 5-5 major; <text:s/>NU SE POATE pasa</text:p>
        </text:list-item>
        <text:list-item>
          <text:p text:style-name="P1">1N-3M e scurt acolo, 3 in oM, 4-5 minor; sau 5-5 minor si fara 3 in oM</text:p>
        </text:list-item>
      </text:list>
      <text:p text:style-name="Standard"/>
      <text:p text:style-name="Standard">2C ca deschidere e ce scrie acolo</text:p>
      <text:p text:style-name="Standard"/>
      <text:p text:style-name="Standard">daca jucam multi si muideberg iti explic alte dezvoltari</text:p>
      <text:p text:style-name="Standard">daca nu, si jucam tr 2 natural, e chestia foarte simpla ce o joc cu Anca</text:p>
      <text:p text:style-name="Standard"/>
      <text:p text:style-name="Standard"/>
      <text:p text:style-name="Standard">dezvoltarile bine puse la punct sunt 1M-fit, 1N-orice, 2N-orice, 1x-1Y-2N</text:p>
      <text:p text:style-name="Standard"/>
      <text:p text:style-name="Standard">1M-1N-2C arata minim 2 carti si 1M-1N-2D arata minim 4 carti</text:p>
      <text:p text:style-name="Standard"/>
      <text:p text:style-name="Standard"><text:soft-page-break/>ca pasant, repondentul are doar NMF; ATENTIE, pe 1C-1S, mainile bune zic 2M, <text:s/>nu o minora</text:p>
      <text:p text:style-name="Standard">Drury si alte licitatii ca pasant:</text:p>
      <text:p text:style-name="Standard"/>
      <text:p text:style-name="Standard">P-1M-2C: maximal, fit de 3 carti: 2D arata deschidere, 2M e lasa-m-n pace, tr 3 e GF, nat; tr 4 e splinter(P-1H-2C-3S tot splinter)</text:p>
      <text:p text:style-name="Standard">P-1M-2D e maximal, fit de 4 carti, fara scurtime</text:p>
      <text:p text:style-name="Standard">P-1M-2N e maxil, fit de 4 si scurtime</text:p>
      <text:p text:style-name="Standard">P-1M-3C e maximl, 5-5 minor</text:p>
      <text:p text:style-name="Standard">P-1M-3D e la fel ca fara P</text:p>
      <text:p text:style-name="Standard"/>
      <text:p text:style-name="Standard">am sa scriu explicit dezv pe P-1M-2C/D/N</text:p>
      <text:p text:style-name="Standard"/>
      <text:p text:style-name="Standard"/>
      <text:p text:style-name="Standard">trickul 2 e intotdeauna forcing</text:p>
      <text:p text:style-name="Standard"/>
      <text:p text:style-name="Standard">de discutat deschiderile la tr 2-4 intr-a 4-a</text:p>
      <text:p text:style-name="Standard">1D-1M-2M si 1H-1S-2S pot fi fie de 3 carti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r</meta:initial-creator>
    <meta:creation-date>2017-07-26T16:33:04.83</meta:creation-date>
    <dc:date>2017-07-26T19:44:24.94</dc:date>
    <dc:creator>r r</dc:creator>
    <meta:editing-duration>PT46M2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40" meta:word-count="584" meta:character-count="2979"/>
  </office:meta>
</office:document-meta>
</file>